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.5" table:formula="of:=SUM([.H3:.AL3])" table:style-name="ce23">
            <text:p>6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" table:formula="of:=SUM([.H4:.AL4])" table:style-name="ce23">
            <text:p>12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.5" table:formula="of:=SUM([.H8:.AL8])" table:style-name="ce23">
            <text:p>27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" table:formula="of:=SUM([.H3:.AL3])" table:style-name="ce23">
            <text:p>6</text:p>
          </table:table-cell>
          <table:table-cell table:number-columns-repeated="6" table:style-name="ce30"/>
          <table:table-cell table:number-columns-repeated="2" table:style-name="ce26"/>
          <table:table-cell table:style-name="ce30"/>
          <table:table-cell office:value-type="float" office:value="1" table:style-name="ce30">
            <text:p>1</text:p>
          </table:table-cell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1" table:formula="of:=SUM([.H4:.AL4])" table:style-name="ce23">
            <text:p>11</text:p>
          </table:table-cell>
          <table:table-cell table:number-columns-repeated="6" table:style-name="ce25"/>
          <table:table-cell table:style-name="ce24"/>
          <table:table-cell office:value-type="float" office:value="1.5" table:style-name="ce24">
            <text:p>1,5</text:p>
          </table:table-cell>
          <table:table-cell table:style-name="ce25"/>
          <table:table-cell office:value-type="float" office:value="2.5" table:style-name="ce25">
            <text:p>2,5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6"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8" table:formula="of:=SUM([.H8:.AL8])" table:style-name="ce23">
            <text:p>18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.5" table:formula="of:=SUM([.O3:.O7])" table:style-name="ce30">
            <text:p>2,5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3.5" table:formula="of:=SUM([.Q3:.Q7])" table:style-name="ce30">
            <text:p>3,5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2" table:formula="of:=SUM([.S3:.S7])" table:style-name="ce30">
            <text:p>2</text:p>
          </table:table-cell>
          <table:table-cell office:value-type="float" office:value="3" table:formula="of:=SUM([.T3:.T7])" table:style-name="ce30">
            <text:p>3</text:p>
          </table:table-cell>
          <table:table-cell office:value-type="float" office:value="2" table:formula="of:=SUM([.U3:.U7])" table:style-name="ce30">
            <text:p>2</text:p>
          </table:table-cell>
          <table:table-cell office:value-type="float" office:value="2" table:formula="of:=SUM([.V3:.V7])" table:style-name="ce30">
            <text:p>2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1-15T17:42:29Z</dc:date>
    <meta:editing-cycles>1</meta:editing-cycles>
    <meta:editing-duration>PT37S</meta:editing-duration>
  </office:meta>
</office:document-meta>
</file>